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end" style:justify-single-word="false"/>
      <style:text-properties fo:color="#23b8dc" fo:font-style="italic" style:text-underline-style="solid" style:text-underline-width="auto" style:text-underline-color="font-color" style:font-style-asian="italic" style:font-style-complex="italic"/>
    </style:style>
    <style:style style:name="P2" style:family="paragraph" style:parent-style-name="Text_20_body">
      <style:text-properties fo:color="#000000"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Heading_20_1">
      <style:paragraph-properties fo:text-align="center" style:justify-single-word="false"/>
      <style:text-properties fo:color="#00b8ff" fo:font-size="28pt" style:font-size-asian="28pt" style:font-size-complex="28pt"/>
    </style:style>
    <style:style style:name="P4" style:family="paragraph" style:parent-style-name="Heading_20_2">
      <style:text-properties fo:color="#23b8dc"/>
    </style:style>
    <style:style style:name="P5" style:family="paragraph" style:parent-style-name="Heading_20_2">
      <style:text-properties fo:color="#23b8dc" fo:font-style="normal" style:font-style-asian="normal" style:font-style-complex="normal"/>
    </style:style>
    <style:style style:name="P6" style:family="paragraph" style:parent-style-name="Heading_20_2">
      <style:text-properties fo:color="#23b8dc"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Heading_20_2">
      <style:text-properties fo:color="#00b8ff"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Heading_20_3">
      <style:text-properties fo:color="#00b8ff"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Heading_20_3">
      <style:text-properties fo:color="#00b8ff" fo:font-size="12pt" fo:font-weight="normal" style:font-size-asian="12pt" style:font-weight-asian="normal" style:font-size-complex="12pt" style:font-weight-complex="normal"/>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text-properties fo:color="#000000" fo:font-style="normal" style:font-style-asian="normal" style:font-style-complex="normal"/>
    </style:style>
    <style:style style:name="P15" style:family="paragraph" style:parent-style-name="Text_20_body" style:list-style-name="L6">
      <style:text-properties fo:color="#000000" fo:font-style="normal" style:font-style-asian="normal" style:font-style-complex="normal"/>
    </style:style>
    <style:style style:name="P16" style:family="paragraph" style:parent-style-name="Text_20_body" style:list-style-name="L28">
      <style:text-properties fo:color="#000000" fo:font-style="normal" style:font-style-asian="normal" style:font-style-complex="normal"/>
    </style:style>
    <style:style style:name="P17" style:family="paragraph" style:parent-style-name="Text_20_body" style:list-style-name="L2">
      <style:text-properties fo:color="#000000"/>
    </style:style>
    <style:style style:name="P18" style:family="paragraph" style:parent-style-name="Text_20_body" style:list-style-name="L3">
      <style:text-properties fo:color="#00000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list-style-name="L4">
      <style:text-properties fo:color="#000000"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5">
      <style:text-properties fo:color="#000000"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ext_20_body" style:list-style-name="L7">
      <style:text-properties fo:color="#000000"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list-style-name="L8">
      <style:text-properties fo:color="#000000"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0">
      <style:text-properties fo:color="#000000"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Text_20_body" style:list-style-name="L11">
      <style:text-properties fo:color="#000000"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Text_20_body" style:list-style-name="L12">
      <style:text-properties fo:color="#000000"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Text_20_body" style:list-style-name="L13">
      <style:text-properties fo:color="#000000"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list-style-name="L14">
      <style:text-properties fo:color="#000000"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list-style-name="L15">
      <style:text-properties fo:color="#000000"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Text_20_body" style:list-style-name="L16">
      <style:text-properties fo:color="#000000"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list-style-name="L17">
      <style:text-properties fo:color="#000000"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18">
      <style:text-properties fo:color="#000000"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list-style-name="L19">
      <style:text-properties fo:color="#000000"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Text_20_body" style:list-style-name="L20">
      <style:text-properties fo:color="#000000"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Text_20_body" style:list-style-name="L21">
      <style:text-properties fo:color="#000000"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list-style-name="L22">
      <style:text-properties fo:color="#000000"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Text_20_body" style:list-style-name="L23">
      <style:text-properties fo:color="#000000"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Text_20_body" style:list-style-name="L24">
      <style:text-properties fo:color="#000000"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list-style-name="L25">
      <style:text-properties fo:color="#000000"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Text_20_body" style:list-style-name="L26">
      <style:text-properties fo:color="#000000"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list-style-name="L27">
      <style:text-properties fo:color="#000000"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list-style-name="L9">
      <style:text-properties fo:color="#000000" fo:font-size="12pt" fo:font-style="normal" fo:font-weight="normal" style:font-size-asian="10.5pt" style:font-style-asian="normal" style:font-weight-asian="normal" style:font-size-complex="12pt" style:font-style-complex="normal" style:font-weight-complex="normal"/>
    </style:style>
    <style:style style:name="P42" style:family="paragraph" style:parent-style-name="Text_20_body" style:list-style-name="L9">
      <style:text-properties fo:color="#000000" fo:font-size="12pt" fo:font-weight="normal" style:font-size-asian="10.5pt" style:font-weight-asian="normal" style:font-size-complex="12pt" style:font-weight-complex="normal"/>
    </style:style>
    <style:style style:name="P43" style:family="paragraph" style:parent-style-name="Text_20_body" style:list-style-name="L6">
      <style:text-properties fo:color="#000000"/>
    </style:style>
    <style:style style:name="P44" style:family="paragraph" style:parent-style-name="Text_20_body" style:list-style-name="L7"/>
    <style:style style:name="P45" style:family="paragraph" style:parent-style-name="Text_20_body" style:list-style-name="L29"/>
    <style:style style:name="P46" style:family="paragraph" style:parent-style-name="Text_20_body" style:list-style-name="L30"/>
    <style:style style:name="T1" style:family="text">
      <style:text-properties fo:font-style="normal" style:font-style-asian="normal" style:font-style-complex="normal"/>
    </style:style>
    <style:style style:name="T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color="#000000" fo:font-style="normal" style:font-style-asian="normal" style:font-style-complex="normal"/>
    </style:style>
    <style:style style:name="T4" style:family="text">
      <style:text-properties fo:color="#000000" style:text-position="super 58%" fo:font-style="normal" style:font-style-asian="normal" style:font-style-complex="normal"/>
    </style:style>
    <style:style style:name="T5"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text-position="super 58%"/>
    </style:style>
    <style:style style:name="Sect1" style:family="section">
      <style:section-properties fo:background-color="#83ca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space-before="0.0008in" text:min-label-width="0.1957in"/>
      </text:list-level-style-number>
      <text:list-level-style-number text:level="2" text:style-name="Numbering_20_Symbols" style:num-prefix=" " style:num-suffix=" " style:num-format="1" text:display-levels="2">
        <style:list-level-properties text:space-before="0.198in" text:min-label-width="0.1957in"/>
      </text:list-level-style-number>
      <text:list-level-style-number text:level="3" text:style-name="Numbering_20_Symbols" style:num-prefix=" " style:num-suffix=" " style:num-format="1" text:display-levels="3">
        <style:list-level-properties text:space-before="0.3945in" text:min-label-width="0.1957in"/>
      </text:list-level-style-number>
      <text:list-level-style-number text:level="4" text:style-name="Numbering_20_Symbols" style:num-prefix=" " style:num-suffix=" " style:num-format="1" text:display-levels="4">
        <style:list-level-properties text:space-before="0.5917in" text:min-label-width="0.1957in"/>
      </text:list-level-style-number>
      <text:list-level-style-number text:level="5" text:style-name="Numbering_20_Symbols" style:num-prefix=" " style:num-suffix=" " style:num-format="1" text:display-levels="5">
        <style:list-level-properties text:space-before="0.7882in" text:min-label-width="0.1957in"/>
      </text:list-level-style-number>
      <text:list-level-style-number text:level="6" text:style-name="Numbering_20_Symbols" style:num-prefix=" " style:num-suffix=" " style:num-format="1" text:display-levels="6">
        <style:list-level-properties text:space-before="0.9854in" text:min-label-width="0.1957in"/>
      </text:list-level-style-number>
      <text:list-level-style-number text:level="7" text:style-name="Numbering_20_Symbols" style:num-prefix=" " style:num-suffix=" " style:num-format="1" text:display-levels="7">
        <style:list-level-properties text:space-before="1.1823in" text:min-label-width="0.1957in"/>
      </text:list-level-style-number>
      <text:list-level-style-number text:level="8" text:style-name="Numbering_20_Symbols" style:num-prefix=" " style:num-suffix=" " style:num-format="1" text:display-levels="8">
        <style:list-level-properties text:space-before="1.3795in" text:min-label-width="0.1957in"/>
      </text:list-level-style-number>
      <text:list-level-style-number text:level="9" text:style-name="Numbering_20_Symbols" style:num-prefix=" " style:num-suffix=" " style:num-format="1" text:display-levels="9">
        <style:list-level-properties text:space-before="1.576in" text:min-label-width="0.1957in"/>
      </text:list-level-style-number>
      <text:list-level-style-number text:level="10" text:style-name="Numbering_20_Symbols" style:num-prefix=" " style:num-suffix=" " style:num-format="1" text:display-levels="10">
        <style:list-level-properties text:space-before="1.7732in" text:min-label-width="0.1957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prefix=" " style:num-suffix=" " style:num-format="1">
        <style:list-level-properties text:space-before="0.0008in" text:min-label-width="0.1957in"/>
      </text:list-level-style-number>
      <text:list-level-style-number text:level="2" text:style-name="Numbering_20_Symbols" style:num-prefix=" " style:num-suffix=" " style:num-format="1" text:display-levels="2">
        <style:list-level-properties text:space-before="0.198in" text:min-label-width="0.1957in"/>
      </text:list-level-style-number>
      <text:list-level-style-number text:level="3" text:style-name="Numbering_20_Symbols" style:num-prefix=" " style:num-suffix=" " style:num-format="1" text:display-levels="3">
        <style:list-level-properties text:space-before="0.3945in" text:min-label-width="0.1957in"/>
      </text:list-level-style-number>
      <text:list-level-style-number text:level="4" text:style-name="Numbering_20_Symbols" style:num-prefix=" " style:num-suffix=" " style:num-format="1" text:display-levels="4">
        <style:list-level-properties text:space-before="0.5917in" text:min-label-width="0.1957in"/>
      </text:list-level-style-number>
      <text:list-level-style-number text:level="5" text:style-name="Numbering_20_Symbols" style:num-prefix=" " style:num-suffix=" " style:num-format="1" text:display-levels="5">
        <style:list-level-properties text:space-before="0.7882in" text:min-label-width="0.1957in"/>
      </text:list-level-style-number>
      <text:list-level-style-number text:level="6" text:style-name="Numbering_20_Symbols" style:num-prefix=" " style:num-suffix=" " style:num-format="1" text:display-levels="6">
        <style:list-level-properties text:space-before="0.9854in" text:min-label-width="0.1957in"/>
      </text:list-level-style-number>
      <text:list-level-style-number text:level="7" text:style-name="Numbering_20_Symbols" style:num-prefix=" " style:num-suffix=" " style:num-format="1" text:display-levels="7">
        <style:list-level-properties text:space-before="1.1823in" text:min-label-width="0.1957in"/>
      </text:list-level-style-number>
      <text:list-level-style-number text:level="8" text:style-name="Numbering_20_Symbols" style:num-prefix=" " style:num-suffix=" " style:num-format="1" text:display-levels="8">
        <style:list-level-properties text:space-before="1.3795in" text:min-label-width="0.1957in"/>
      </text:list-level-style-number>
      <text:list-level-style-number text:level="9" text:style-name="Numbering_20_Symbols" style:num-prefix=" " style:num-suffix=" " style:num-format="1" text:display-levels="9">
        <style:list-level-properties text:space-before="1.576in" text:min-label-width="0.1957in"/>
      </text:list-level-style-number>
      <text:list-level-style-number text:level="10" text:style-name="Numbering_20_Symbols" style:num-prefix=" " style:num-suffix=" " style:num-format="1" text:display-levels="10">
        <style:list-level-properties text:space-before="1.7732in" text:min-label-width="0.1957in"/>
      </text:list-level-style-number>
    </text:list-style>
    <text:list-style style:name="L4">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5">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6">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7">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8">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9">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text:style-name="Numbering_20_Symbols" style:num-suffix="." style:num-format="1"/>
      <text:list-level-style-number text:level="8" style:num-suffix="." style:num-format="1"/>
      <text:list-level-style-number text:level="9" style:num-suffix="." style:num-format="1"/>
      <text:list-level-style-number text:level="10" style:num-suffix="." style:num-format="1"/>
    </text:list-style>
    <text:list-style style:name="L19">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text:style-name="Numbering_20_Symbols" style:num-suffix="." style:num-format="1"/>
      <text:list-level-style-number text:level="8" style:num-suffix="." style:num-format="1"/>
      <text:list-level-style-number text:level="9" style:num-suffix="." style:num-format="1"/>
      <text:list-level-style-number text:level="10" style:num-suffix="." style:num-format="1"/>
    </text:list-style>
    <text:list-style style:name="L20">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1">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3">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4">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8">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29">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text:list-style style:name="L30">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HE REQUIREMENTS FOR OMNI</text:h>
      <text:p text:style-name="P1">An application for visualizing, editing, and skeletonizing images of the brai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1">THE REQUIREMENTS FOR OMNI<text:tab/>1</text:p>
          <text:p text:style-name="P12">Requirements<text:tab/>1</text:p>
          <text:p text:style-name="P12">Use Cases<text:tab/>4</text:p>
          <text:p text:style-name="P12">Specification<text:tab/>6</text:p>
          <text:p text:style-name="P10">Data Structures<text:tab/>6</text:p>
          <text:p text:style-name="P10">Algorithms<text:tab/>8</text:p>
          <text:p text:style-name="P10">Python Scripting<text:tab/>8</text:p>
          <text:p text:style-name="P10">Matlab Scripting<text:tab/>8</text:p>
          <text:p text:style-name="P10">(O)perational Profile<text:tab/>8</text:p>
          <text:p text:style-name="P10">(F)unctional Profile<text:tab/>12</text:p>
          <text:p text:style-name="P10">(M)odular Profile<text:tab/>14</text:p>
          <text:p text:style-name="P12">Authors<text:tab/>14</text:p>
          <text:p text:style-name="P12">Document Versions<text:tab/>14</text:p>
          <text:p text:style-name="P10">Current Version<text:tab/>14</text:p>
          <text:p text:style-name="P10">Previous Versions<text:tab/>14</text:p>
          <text:p text:style-name="P12">Appendices<text:tab/>15</text:p>
          <text:p text:style-name="P10">Appendix A – OxFxM<text:tab/>15</text:p>
          <text:p text:style-name="P10">Appendix B – Figures<text:tab/>18</text:p>
          <text:p text:style-name="P10">Appendix C – Example Scripts<text:tab/>18</text:p>
          <text:p text:style-name="P10">Appendix D – Dependencies<text:tab/>18</text:p>
          <text:p text:style-name="P10">Appendix E – Test Cases<text:tab/>19</text:p>
          <text:p text:style-name="P10">Appendix F – Definitions<text:tab/>19</text:p>
          <text:p text:style-name="P10">Appendix G – Limitations<text:tab/>19</text:p>
          <text:p text:style-name="P12">References<text:tab/>19</text:p>
        </text:index-body>
      </text:table-of-content>
      <text:p text:style-name="Standard"/>
      <text:h text:style-name="P5" text:outline-level="2">Requirements</text:h>
      <text:list text:style-name="L1">
        <text:list-item>
          <text:p text:style-name="P13">Working with single projects will be possible within a single Omni session.</text:p>
          <text:list>
            <text:list-item>
              <text:p text:style-name="P13">A project will be contained within a single .omni file.</text:p>
            </text:list-item>
            <text:list-item>
              <text:p text:style-name="P13">A project will oriented within a single spacial grid.</text:p>
              <text:list>
                <text:list-item>
                  <text:p text:style-name="P13">A mini-map of the spatial grid will exist.</text:p>
                </text:list-item>
                <text:list-item>
                  <text:p text:style-name="P13">Multiple color tables will be able to exist inside a single project.</text:p>
                </text:list-item>
                <text:list-item>
                  <text:p text:style-name="P13">Multiple volumes will be able to exist inside of a single project.</text:p>
                  <text:list>
                    <text:list-item>
                      <text:p text:style-name="P13"><text:bookmark-start text:name="__RefNumPara__39102716"/>Importing volumes for multiple sources will be possible.<text:bookmark-end text:name="__RefNumPara__39102716"/></text:p>
                      <text:list>
                        <text:list-item>
                          <text:p text:style-name="P13"><text:bookmark-start text:name="__RefNumPara__38626616"/>Copying a volume from one project to another will be possible.<text:bookmark-end text:name="__RefNumPara__38626616"/></text:p>
                        </text:list-item>
                        <text:list-item>
                          <text:p text:style-name="P13">Importing volumes from series of images will be possible.</text:p>
                          <text:list>
                            <text:list-item>
                              <text:p text:style-name="P13">Dicing of serial images will result in an “octree” on disk.</text:p>
                            </text:list-item>
                          </text:list>
                        </text:list-item>
                        <text:list-item>
                          <text:p text:style-name="P13"><text:soft-page-break/>Importing volumes from a script will be possible.</text:p>
                        </text:list-item>
                      </text:list>
                    </text:list-item>
                    <text:list-item>
                      <text:p text:style-name="P13"><text:bookmark-start text:name="__RefNumPara__38623316"/>Multiple volume types will be supported.<text:bookmark-end text:name="__RefNumPara__38623316"/></text:p>
                      <text:list>
                        <text:list-item>
                          <text:p text:style-name="P13"><text:bookmark-start text:name="__RefNumPara__38614416"/>A raw channel volume type will be supported.<text:bookmark-end text:name="__RefNumPara__38614416"/></text:p>
                          <text:list>
                            <text:list-item>
                              <text:p text:style-name="P13">Raw channel volume types will default to read-only.</text:p>
                            </text:list-item>
                            <text:list-item>
                              <text:p text:style-name="P13">By default raw channel volumes will be loaded from a single stack of gray-scale/raw bitmaps.</text:p>
                            </text:list-item>
                          </text:list>
                        </text:list-item>
                        <text:list-item>
                          <text:p text:style-name="P13"><text:bookmark-start text:name="__RefNumPara__38616716"/>A segmentation volume type will be supported.<text:bookmark-end text:name="__RefNumPara__38616716"/></text:p>
                          <text:list>
                            <text:list-item>
                              <text:p text:style-name="P13">Individual labels will be registered.</text:p>
                              <text:list>
                                <text:list-item>
                                  <text:p text:style-name="P13">A label will be a whole number.</text:p>
                                </text:list-item>
                              </text:list>
                            </text:list-item>
                            <text:list-item>
                              <text:p text:style-name="P13">By default a segmentation volume will be loaded from a single stack of labeled/segmented bitmaps.</text:p>
                            </text:list-item>
                          </text:list>
                        </text:list-item>
                        <text:list-item>
                          <text:p text:style-name="P13">A skeleton volume type will be supported.</text:p>
                          <text:list>
                            <text:list-item>
                              <text:p text:style-name="P13">A skeleton volume type will be supported.</text:p>
                            </text:list-item>
                          </text:list>
                        </text:list-item>
                        <text:list-item>
                          <text:p text:style-name="P13"><text:bookmark-start text:name="__RefNumPara__38622016"/>A functional volume type will be supported.<text:bookmark-end text:name="__RefNumPara__38622016"/></text:p>
                          <text:list>
                            <text:list-item>
                              <text:p text:style-name="P13">A functional volume is any volume that implements the <text:s/>volume interface.</text:p>
                            </text:list-item>
                          </text:list>
                        </text:list-item>
                      </text:list>
                    </text:list-item>
                  </text:list>
                </text:list-item>
                <text:list-item>
                  <text:p text:style-name="P13">A project can have many views to visualize <text:s/>two dimensional or three dimensional representation of the volumes.</text:p>
                  <text:list>
                    <text:list-item>
                      <text:p text:style-name="P13">Only one view can be the focus of user input any any given time.</text:p>
                    </text:list-item>
                    <text:list-item>
                      <text:p text:style-name="P13">Views can be linked.</text:p>
                      <text:list>
                        <text:list-item>
                          <text:p text:style-name="P13">Linked views can be operated on in tandem.</text:p>
                          <text:list>
                            <text:list-item>
                              <text:p text:style-name="P13">Lined views will be identifiable by both color and number.</text:p>
                            </text:list-item>
                            <text:list-item>
                              <text:p text:style-name="P13">Zooming will be supported as a tandem operation.</text:p>
                            </text:list-item>
                            <text:list-item>
                              <text:p text:style-name="P13">Viewing will work in two modes.</text:p>
                              <text:list>
                                <text:list-item>
                                  <text:p text:style-name="P13">KNOSSOS [1] compatible browsing will lock the cross-hairs in the center of the views.</text:p>
                                  <text:list>
                                    <text:list-item>
                                      <text:p text:style-name="P13">Panning in one direction in one view will cause linked views to update their position as well.</text:p>
                                    </text:list-item>
                                  </text:list>
                                </text:list-item>
                                <text:list-item>
                                  <text:p text:style-name="P13">Native browsing will allow the cross-hairs to move around the views.</text:p>
                                  <text:list>
                                    <text:list-item>
                                      <text:p text:style-name="P13">Panning in one direction in a view will cause the linked views to update their cross-hairs and possibly their position as well.</text:p>
                                    </text:list-item>
                                  </text:list>
                                </text:list-item>
                              </text:list>
                            </text:list-item>
                          </text:list>
                        </text:list-item>
                      </text:list>
                    </text:list-item>
                    <text:list-item>
                      <text:p text:style-name="P13"><text:bookmark-start text:name="__RefNumPara__32485123"/>A two dimensional view, will be arranged along two of the three dimensions of the orientation of the volumes, also know as a slice.<text:bookmark-end text:name="__RefNumPara__32485123"/></text:p>
                      <text:list>
                        <text:list-item>
                          <text:p text:style-name="P13">An colorized two dimensional view can be composed of one or more layers using a combination of applied filters.</text:p>
                          <text:list>
                            <text:list-item>
                              <text:p text:style-name="P13">A filter on a layers may change the layer by a percent transparency.</text:p>
                            </text:list-item>
                            <text:list-item>
                              <text:p text:style-name="P13">A filter on a layer may compose a layer from two or more layers using addition.</text:p>
                            </text:list-item>
                            <text:list-item>
                              <text:p text:style-name="P13"><text:soft-page-break/>A filter on a layer may compose a layer directly from another layer and one other filter operation.</text:p>
                            </text:list-item>
                            <text:list-item>
                              <text:p text:style-name="P13">A filter on a layer may apply a false colorization.</text:p>
                              <text:list>
                                <text:list-item>
                                  <text:p text:style-name="P13">A gray-scale to false color layer filter will be supported. </text:p>
                                </text:list-item>
                              </text:list>
                            </text:list-item>
                            <text:list-item>
                              <text:p text:style-name="P13">A filter on a layer may apply a registered colorization.</text:p>
                            </text:list-item>
                            <text:list-item>
                              <text:p text:style-name="P13">A filter on a layer may effect the visible contrast.</text:p>
                            </text:list-item>
                            <text:list-item>
                              <text:p text:style-name="P13">A filter on a layer may be a projection constructed from one or more slices taken from one or more volumes.</text:p>
                              <text:list>
                                <text:list-item>
                                  <text:p text:style-name="P13">A blend filter will be supported.</text:p>
                                </text:list-item>
                                <text:list-item>
                                  <text:p text:style-name="P13">A max projection filter will be supported.</text:p>
                                </text:list-item>
                                <text:list-item>
                                  <text:p text:style-name="P13">A MIP projection filter will be supported.</text:p>
                                </text:list-item>
                              </text:list>
                            </text:list-item>
                          </text:list>
                        </text:list-item>
                        <text:list-item>
                          <text:p text:style-name="P13">A layer may be edited.</text:p>
                          <text:list>
                            <text:list-item>
                              <text:p text:style-name="P13">The pixel values can be changed using a paint brush.</text:p>
                            </text:list-item>
                            <text:list-item>
                              <text:p text:style-name="P13">A segment can be merged with another segment.</text:p>
                            </text:list-item>
                          </text:list>
                        </text:list-item>
                        <text:list-item>
                          <text:p text:style-name="P13">A layer may be set visible or invisible.</text:p>
                        </text:list-item>
                      </text:list>
                    </text:list-item>
                    <text:list-item>
                      <text:p text:style-name="P13">A three dimensional view will visualized by being projected in all three dimensions.</text:p>
                      <text:list>
                        <text:list-item>
                          <text:p text:style-name="P13">Views can be operated on in tandem with the two dimensional views.</text:p>
                          <text:list>
                            <text:list-item>
                              <text:p text:style-name="P13">Zooming will be supported as a tandem operation.</text:p>
                            </text:list-item>
                          </text:list>
                        </text:list-item>
                        <text:list-item>
                          <text:p text:style-name="P13">Raw channel volumes will be represented in three dimensions as three intersecting slices.</text:p>
                        </text:list-item>
                        <text:list-item>
                          <text:p text:style-name="P13">Segmented volumes will be represented in three dimensions in two ways.</text:p>
                          <text:list>
                            <text:list-item>
                              <text:p text:style-name="P13"><text:bookmark-start text:name="__RefNumPara__38483616"/>A voxel representation of the volume as a three dimensional object will be possible.<text:bookmark-end text:name="__RefNumPara__38483616"/></text:p>
                            </text:list-item>
                            <text:list-item>
                              <text:p text:style-name="P13"><text:bookmark-start text:name="__RefNumPara__38462116"/>As a mesh representation of the volume in three dimensional space will be possible.<text:bookmark-end text:name="__RefNumPara__38462116"/></text:p>
                            </text:list-item>
                          </text:list>
                        </text:list-item>
                        <text:list-item>
                          <text:p text:style-name="P13">Skeleton volumes will be represented in three dimensional space using shaded trees.</text:p>
                        </text:list-item>
                      </text:list>
                    </text:list-item>
                    <text:list-item>
                      <text:p text:style-name="P13"><text:bookmark-start text:name="__RefNumPara__38642616"/>Exporting views will be possible.<text:bookmark-end text:name="__RefNumPara__38642616"/></text:p>
                      <text:list>
                        <text:list-item>
                          <text:p text:style-name="P13"><text:bookmark-start text:name="__RefNumPara__38643916"/>Exported views as stacks will be able to take the form of a single stack of gray-scale bitmaps.<text:bookmark-end text:name="__RefNumPara__38643916"/></text:p>
                        </text:list-item>
                        <text:list-item>
                          <text:p text:style-name="P13"><text:bookmark-start text:name="__RefNumPara__38644816"/>Exported views as stacks will be able to take the form of a single stack of labeled bitmaps.<text:bookmark-end text:name="__RefNumPara__38644816"/></text:p>
                        </text:list-item>
                        <text:list-item>
                          <text:p text:style-name="P13">Exported views as stacks will be able to take the form of multiple stacks of color separated gray-scale bitmaps.</text:p>
                        </text:list-item>
                        <text:list-item>
                          <text:p text:style-name="P13"><text:bookmark-start text:name="__RefNumPara__38645316"/>Exported views as new volumes will be possible.<text:bookmark-end text:name="__RefNumPara__38645316"/></text:p>
                        </text:list-item>
                      </text:list>
                    </text:list-item>
                  </text:list>
                </text:list-item>
                <text:list-item>
                  <text:p text:style-name="P13">A project will have a tool collection.</text:p>
                  <text:list>
                    <text:list-item>
                      <text:p text:style-name="P13">A pan tool will exist.</text:p>
                    </text:list-item>
                    <text:list-item>
                      <text:p text:style-name="P13"><text:soft-page-break/>A two dimensional erase tool with exist.</text:p>
                    </text:list-item>
                    <text:list-item>
                      <text:p text:style-name="P13">A two dimensional paint brush will exist.</text:p>
                      <text:list>
                        <text:list-item>
                          <text:p text:style-name="P13">A toggled smudge mode will exist.</text:p>
                        </text:list-item>
                        <text:list-item>
                          <text:p text:style-name="P13">A fill mode will exist.</text:p>
                        </text:list-item>
                      </text:list>
                    </text:list-item>
                    <text:list-item>
                      <text:p text:style-name="P13">A three dimensional erase tool will exist.</text:p>
                    </text:list-item>
                    <text:list-item>
                      <text:p text:style-name="P13">A three dimensional paint brush will exist.</text:p>
                    </text:list-item>
                    <text:list-item>
                      <text:p text:style-name="P13">A skeletonizer tool will exist.</text:p>
                    </text:list-item>
                    <text:list-item>
                      <text:p text:style-name="P13">A zoom tool with exist.</text:p>
                    </text:list-item>
                    <text:list-item>
                      <text:p text:style-name="P13">A voxel/pixel inspection tool will exist.</text:p>
                    </text:list-item>
                    <text:list-item>
                      <text:p text:style-name="P13">A segment join tool will exist.</text:p>
                    </text:list-item>
                    <text:list-item>
                      <text:p text:style-name="P13">A crosshair tool will exist.</text:p>
                    </text:list-item>
                  </text:list>
                </text:list-item>
                <text:list-item>
                  <text:p text:style-name="P13">A project can contain multiple scripts.</text:p>
                  <text:list>
                    <text:list-item>
                      <text:p text:style-name="P13">Python will be a supported scripting language.</text:p>
                    </text:list-item>
                    <text:list-item>
                      <text:p text:style-name="P13">Matlab will be a supported scripting language.</text:p>
                    </text:list-item>
                    <text:list-item>
                      <text:p text:style-name="P13">A script can define a tool.</text:p>
                    </text:list-item>
                    <text:list-item>
                      <text:p text:style-name="P13">A script can define a filter.</text:p>
                    </text:list-item>
                    <text:list-item>
                      <text:p text:style-name="P13">A script can define a volume.</text:p>
                    </text:list-item>
                    <text:list-item>
                      <text:p text:style-name="P13">A script can define an exporter.</text:p>
                    </text:list-item>
                    <text:list-item>
                      <text:p text:style-name="P13">A script can define an importer.</text:p>
                    </text:list-item>
                  </text:list>
                </text:list-item>
              </text:list>
            </text:list-item>
          </text:list>
        </text:list-item>
      </text:list>
      <text:h text:style-name="P7" text:outline-level="2">Use Cases</text:h>
      <text:list text:style-name="L2">
        <text:list-item>
          <text:p text:style-name="P14">Simple linked view scenarios.</text:p>
          <text:list>
            <text:list-item>
              <text:p text:style-name="P14">Scenarios with two dimensional views linked with three dimensional views.</text:p>
              <text:list>
                <text:list-item>
                  <text:p text:style-name="P14">Suppose the user wants to have <text:s/>a two dimensional view update while panning around in a three dimensional view. The user would create both views, selecting which XY slice was of interest for the two dimensional view. Two link the two views, the user would drag the link button from one view to the link button of the other. Now, both link buttons will be colored the same color to reflect that they are linked. Any tandem operation happening in one view will happen in the other.</text:p>
                </text:list-item>
              </text:list>
            </text:list-item>
          </text:list>
        </text:list-item>
        <text:list-item>
          <text:p text:style-name="P14">KNOSSOS compatible skeletonization scenarios.</text:p>
          <text:list>
            <text:list-item>
              <text:p text:style-name="P14">Adding root node scenarios.</text:p>
            </text:list-item>
            <text:list-item>
              <text:p text:style-name="P14">Adding branch node scenarios.</text:p>
            </text:list-item>
            <text:list-item>
              <text:p text:style-name="P14">Connecting nodes scenarios.</text:p>
            </text:list-item>
          </text:list>
        </text:list-item>
        <text:list-item>
          <text:p text:style-name="P14"><text:s/>Browsecomponents compatible viewing scenarios.</text:p>
          <text:list>
            <text:list-item>
              <text:p text:style-name="P14">Multiple segmentations scenarios.</text:p>
              <text:list>
                <text:list-item>
                  <text:p text:style-name="P17"><text:span text:style-name="T1">In this scenario four two dimensional views are added and link together. In one of the </text:span><text:span text:style-name="T1">views the raw volume is added to the layer. In the remaining three views three separate </text:span><text:span text:style-name="T1">volumes containing three </text:span><text:soft-page-break/><text:span text:style-name="T1">different segmentations are added to the views as layers. Because the volume types were set to </text:span><text:span text:style-name="T1">segmentations for these three volumes, the layers created default to using registered colorization filters.</text:span></text:p>
                </text:list-item>
              </text:list>
            </text:list-item>
          </text:list>
        </text:list-item>
        <text:list-item>
          <text:p text:style-name="P14">Photoshop-like layers support scenarios.</text:p>
          <text:list>
            <text:list-item>
              <text:p text:style-name="P14">Filtration and combining of multiple layers scenarios.</text:p>
              <text:list>
                <text:list-item>
                  <text:p text:style-name="P14">Scenarios for overlaying gray-scale images into a colorized view.</text:p>
                  <text:list>
                    <text:list-item>
                      <text:p text:style-name="P14">In this use case three gray-scale volumes are loaded into a single project. Each of these three volumes are layered into a single view. A false colorization filter is applied to each layer. Each layer is set invisible. A forth layer is added. This forth layer is set visible by default. An additive filter is applied to this forth layer that adds the three false colorized layers into the layer.</text:p>
                    </text:list-item>
                  </text:list>
                </text:list-item>
              </text:list>
            </text:list-item>
            <text:list-item>
              <text:p text:style-name="P14">Editing a layer with brushes scenarios.</text:p>
              <text:list>
                <text:list-item>
                  <text:p text:style-name="P14">Choosing brush size shape scenarios.</text:p>
                </text:list-item>
                <text:list-item>
                  <text:p text:style-name="P14">Choosing brush color scenarios.</text:p>
                </text:list-item>
                <text:list-item>
                  <text:p text:style-name="P14">Scenarios for choosing on which layer modifications are made.</text:p>
                </text:list-item>
                <text:list-item>
                  <text:p text:style-name="P14">Smudge like operation scenarios.</text:p>
                  <text:list>
                    <text:list-item>
                      <text:p text:style-name="P14">Toggling smudging scenarios.</text:p>
                      <text:list>
                        <text:list-item>
                          <text:p text:style-name="P14">In this scenario the user decides to toggle paint smudging. Suppose the user has already painted a section of a layer with a color, but the current paint color is different that the previously painted color. The user notices that the previously painted area is missing a bit of color in a section of the layer. By right clicking and selecting “Smudge” from the popup menu the paint tool is now set to smudging. The user now clicks in an area of the image that was painted a color different than the currently selected color, and drags the color from that section to the previously unpainted section. This operation does not change the selected paint color.</text:p>
                        </text:list-item>
                        <text:list-item>
                          <text:p text:style-name="P14">In this example the user notices that some color has been incorrectly applied at the border of some object. Instead of selecting the erase tool, the user simply right clicks and selects “Smudge” from the popup menu. Then clicking in an unpainted region and drags the lack of color over the area of color that was incorrectly applied.</text:p>
                        </text:list-item>
                      </text:list>
                    </text:list-item>
                  </text:list>
                </text:list-item>
              </text:list>
            </text:list-item>
          </text:list>
        </text:list-item>
        <text:list-item>
          <text:p text:style-name="P14">Three dimensional voxel editing scenarios.</text:p>
        </text:list-item>
        <text:list-item>
          <text:p text:style-name="P14">Combined EM and light microscope scenarios.</text:p>
          <text:list>
            <text:list-item>
              <text:p text:style-name="P14">In this use case the smaller light microscope volume is expanded inline so that it properly overlays the EM volume.</text:p>
            </text:list-item>
          </text:list>
        </text:list-item>
        <text:list-item>
          <text:p text:style-name="P14">Exporting image stack scenarios.</text:p>
        </text:list-item>
        <text:list-item>
          <text:p text:style-name="P14">Merging an Oversegmentation.</text:p>
          <text:list>
            <text:list-item>
              <text:p text:style-name="P14">The oversegmentation should be loaded and built.</text:p>
            </text:list-item>
            <text:list-item>
              <text:p text:style-name="P14">Channel data for the over segmentation should be loaded built.</text:p>
              <text:list>
                <text:list-item>
                  <text:p text:style-name="P14">A filter should be added to the channel.</text:p>
                  <text:list>
                    <text:list-item>
                      <text:p text:style-name="P14">The filter should point to the first segmentation.</text:p>
                    </text:list-item>
                  </text:list>
                </text:list-item>
              </text:list>
            </text:list-item>
            <text:list-item>
              <text:p text:style-name="P14">View the channel.</text:p>
            </text:list-item>
            <text:list-item>
              <text:p text:style-name="P14">Double click on a segment in the overlay to select it.</text:p>
            </text:list-item>
            <text:list-item>
              <text:p text:style-name="P14"><text:soft-page-break/>Holding down Shift, double click on another segment.</text:p>
            </text:list-item>
            <text:list-item>
              <text:p text:style-name="P14">Press the “J” key to join the two segments.</text:p>
            </text:list-item>
          </text:list>
        </text:list-item>
      </text:list>
      <text:h text:style-name="P7" text:outline-level="2">Specification</text:h>
      <text:h text:style-name="P8" text:outline-level="3">Data Structures</text:h>
      <text:list text:style-name="L3">
        <text:list-item>
          <text:p text:style-name="P18">OmId as uint32_t.</text:p>
        </text:list-item>
        <text:list-item>
          <text:p text:style-name="P18">SEGMENT_DATA_TYPE as unsigned int.</text:p>
        </text:list-item>
        <text:list-item>
          <text:p text:style-name="P18">SegmentDataSet as a templated set of SEGMENT_DATA_TYPEs.</text:p>
        </text:list-item>
        <text:list-item>
          <text:p text:style-name="P18">OmCacheableObject as templated interface.</text:p>
          <text:list>
            <text:list-item>
              <text:p text:style-name="P18">Contains mCache as pointer to an OmGenericCache.</text:p>
            </text:list-item>
          </text:list>
        </text:list-item>
        <text:list-item>
          <text:p text:style-name="P18">OmGenericManager as templated interface.</text:p>
          <text:list>
            <text:list-item>
              <text:p text:style-name="P18">Contains mMap as OmId keyed templated map.</text:p>
            </text:list-item>
          </text:list>
        </text:list-item>
        <text:list-item>
          <text:p text:style-name="P18">OmGenericCache as templated interface.</text:p>
          <text:list>
            <text:list-item>
              <text:p text:style-name="P18">Contains mCacheValueMap as templated map.</text:p>
            </text:list-item>
          </text:list>
        </text:list-item>
        <text:list-item>
          <text:p text:style-name="P18">OmGenericThreadedCache as templated interface and implementation of OmGenericCache.</text:p>
        </text:list-item>
        <text:list-item>
          <text:p text:style-name="P18">OmManageableObject interface.</text:p>
          <text:list>
            <text:list-item>
              <text:p text:style-name="P18">Contains mId as OmId.</text:p>
            </text:list-item>
            <text:list-item>
              <text:p text:style-name="P18">Contains mName as string.</text:p>
            </text:list-item>
            <text:list-item>
              <text:p text:style-name="P18">Contains mNote as string.</text:p>
            </text:list-item>
            <text:list-item>
              <text:p text:style-name="P18">Contains mIsLocked as int.</text:p>
            </text:list-item>
          </text:list>
        </text:list-item>
        <text:list-item>
          <text:p text:style-name="P18">DataBbox as templated vmml::AxisAlignedBoundingBox of int.</text:p>
        </text:list-item>
        <text:list-item>
          <text:p text:style-name="P18">NormBBox as templated vmml::AxisAlignedBoundingBox of float.</text:p>
        </text:list-item>
        <text:list-item>
          <text:p text:style-name="P18">OmSegmentManager interface.</text:p>
          <text:list>
            <text:list-item>
              <text:p text:style-name="P18">Contains mGenericSegmentManager as OmSegment templated OmGenericManager.</text:p>
            </text:list-item>
          </text:list>
        </text:list-item>
        <text:list-item>
          <text:p text:style-name="P18">OmMipMeshCoord.</text:p>
          <text:list>
            <text:list-item>
              <text:p text:style-name="P18">Contains MipChunkCoord as OmMipChunkCoord.</text:p>
            </text:list-item>
            <text:list-item>
              <text:p text:style-name="P18">Contains DataValue as SEGMENT_DATA_TYPE.</text:p>
            </text:list-item>
          </text:list>
        </text:list-item>
        <text:list-item>
          <text:p text:style-name="P18">OmMipMesh as implementation of templated OmCacableObject with OmMipMeshCoord as key and OmMipMesh as value.</text:p>
          <text:list>
            <text:list-item>
              <text:p text:style-name="P18">Contains mpMipMeshManager as pointer to OmMipMeshManager.</text:p>
            </text:list-item>
          </text:list>
        </text:list-item>
        <text:list-item>
          <text:p text:style-name="P18">OmMipMeshManager as implementation of templated OmGenericThreadedCache with OmMipMeshCoord as key and OmMipMesh as value.</text:p>
        </text:list-item>
        <text:list-item>
          <text:p text:style-name="P18">OmMipChunkMesher.</text:p>
          <text:list>
            <text:list-item>
              <text:p text:style-name="P18">Contains mspInstance as singleton pointer to OmMipChunkMesher.</text:p>
            </text:list-item>
            <text:list-item>
              <text:p text:style-name="P18"><text:soft-page-break/>Contains mpMipMeshManager as pointer to OmMipMeshManager.</text:p>
            </text:list-item>
            <text:list-item>
              <text:p text:style-name="P18">Contains mpCurrentMeshSource as pointer to OmMeshScourse.</text:p>
            </text:list-item>
            <text:list-item>
              <text:p text:style-name="P18">Contains mCurrentMipCoord as OmMipChunkCoord.</text:p>
            </text:list-item>
            <text:list-item>
              <text:p text:style-name="P18">Contains mCurrent SegmentDataSet as SegmentDataSet.</text:p>
            </text:list-item>
          </text:list>
        </text:list-item>
        <text:list-item>
          <text:p text:style-name="P18"><text:bookmark-start text:name="__RefNumPara__32256723"/>OmMipVolume as interface.<text:bookmark-end text:name="__RefNumPara__32256723"/></text:p>
          <text:list>
            <text:list-item>
              <text:p text:style-name="P18"><text:bookmark-start text:name="__RefNumPara__32264723"/>Contains mBuiltMipChunkCoords as set of OmMipChunkCoord.<text:bookmark-end text:name="__RefNumPara__32264723"/></text:p>
            </text:list-item>
            <text:list-item>
              <text:p text:style-name="P18">Contains mEditiedLeafChunks as set of OmMipChunkCoord.</text:p>
            </text:list-item>
          </text:list>
        </text:list-item>
        <text:list-item>
          <text:p text:style-name="P18">DataCoord as templated vmml::Vector3 of int.</text:p>
        </text:list-item>
        <text:list-item>
          <text:p text:style-name="P18">OmMipChunkCoord.</text:p>
          <text:list>
            <text:list-item>
              <text:p text:style-name="P18">Contains Coordinate as DataCoord.</text:p>
            </text:list-item>
          </text:list>
        </text:list-item>
        <text:list-item>
          <text:p text:style-name="P18">OmDataVolume as interface.</text:p>
          <text:list>
            <text:list-item>
              <text:p text:style-name="P18">Contains mIsOpen as bool.</text:p>
            </text:list-item>
            <text:list-item>
              <text:p text:style-name="P18">Contains mIsDirty as bool.</text:p>
            </text:list-item>
            <text:list-item>
              <text:p text:style-name="P18">Contains mBytesPerSample as int.</text:p>
            </text:list-item>
            <text:list-item>
              <text:p text:style-name="P18">Contains mDataExtent as DataBbox.</text:p>
            </text:list-item>
            <text:list-item>
              <text:p text:style-name="P18">Contains mImageData as vtkImageData.</text:p>
            </text:list-item>
          </text:list>
        </text:list-item>
        <text:list-item>
          <text:p text:style-name="P18">OmMipMeshManager as implementation of OmGenericThreadedCache.</text:p>
        </text:list-item>
        <text:list-item>
          <text:p text:style-name="P18"><text:bookmark-start text:name="__RefNumPara__32243223"/>OmMipChunk as implementation of OmDataVolume and templated OmCacheableObject with OmMipChunkCoord as key and self as value.<text:bookmark-end text:name="__RefNumPara__32243223"/></text:p>
          <text:list>
            <text:list-item>
              <text:p text:style-name="P18">Contains mpMipVolume as pointer to parent OmMipVolume.</text:p>
            </text:list-item>
            <text:list-item>
              <text:p text:style-name="P18">Contains mCoordinate as OmMipChunkCoord.</text:p>
            </text:list-item>
            <text:list-item>
              <text:p text:style-name="P18">Contains mParentCoord as OmMipChunkCoord.</text:p>
            </text:list-item>
            <text:list-item>
              <text:p text:style-name="P18"><text:bookmark-start text:name="__RefNumPara__35611423"/>Contains mNormExtent's as NormBBox.<text:bookmark-end text:name="__RefNumPara__35611423"/></text:p>
            </text:list-item>
            <text:list-item>
              <text:p text:style-name="P18">Contains mClippedNormExtents as NormBBox.</text:p>
            </text:list-item>
          </text:list>
        </text:list-item>
        <text:list-item>
          <text:p text:style-name="P18">OmMipVolume implementation of templated OmGenericCache with OmMipChunkCoord as key and OmMipChunk as value.</text:p>
        </text:list-item>
        <text:list-item>
          <text:p text:style-name="P18">OmSegmentation as implementation of OmCachingMipVolume and OmManageableObject.</text:p>
        </text:list-item>
        <text:list-item>
          <text:p text:style-name="P18">OmChannel as implementation of OmCachingMipVolume and OmManageableObject.</text:p>
        </text:list-item>
        <text:list-item>
          <text:p text:style-name="P18">OmVolume <text:s/>and implementation of OmManageableObject.</text:p>
          <text:list>
            <text:list-item>
              <text:p text:style-name="P18">Contains mspInstance as singleton pointer to OmVolume.</text:p>
            </text:list-item>
            <text:list-item>
              <text:p text:style-name="P18">Contains mChannelManager as an OmChannel templated OmGenericManager.</text:p>
            </text:list-item>
            <text:list-item>
              <text:p text:style-name="P18">Contains mSegmenationManager as an OmSegmenation templated OmGenericManager.</text:p>
            </text:list-item>
          </text:list>
        </text:list-item>
        <text:list-item>
          <text:p text:style-name="P18">OmFilter as implementation of OmManageableObject.</text:p>
          <text:list>
            <text:list-item>
              <text:p text:style-name="P18">Contains mAlpha as double.</text:p>
            </text:list-item>
          </text:list>
        </text:list-item>
        <text:list-item>
          <text:p text:style-name="P18">OmGarbage as sington.</text:p>
          <text:list>
            <text:list-item>
              <text:p text:style-name="P18"><text:soft-page-break/>Contains mTextures as a vector of Gluints.</text:p>
            </text:list-item>
          </text:list>
        </text:list-item>
      </text:list>
      <text:h text:style-name="P8" text:outline-level="3">Algorithms</text:h>
      <text:list text:style-name="L4">
        <text:list-item>
          <text:p text:style-name="P19">Meshing</text:p>
          <text:list>
            <text:list-item>
              <text:p text:style-name="P19">Marching Cubes.</text:p>
              <text:list>
                <text:list-item>
                  <text:p text:style-name="P19">Implemented in VTK.</text:p>
                </text:list-item>
              </text:list>
            </text:list-item>
          </text:list>
        </text:list-item>
      </text:list>
      <text:h text:style-name="P8" text:outline-level="3">Python Scripting</text:h>
      <text:list text:style-name="L5">
        <text:list-item>
          <text:p text:style-name="P20">Importing the Omni module.</text:p>
          <text:list>
            <text:list-item>
              <text:p text:style-name="P20">“import Omni”</text:p>
            </text:list-item>
          </text:list>
        </text:list-item>
        <text:list-item>
          <text:p text:style-name="P20">Specifying an Omni filter.</text:p>
        </text:list-item>
        <text:list-item>
          <text:p text:style-name="P20">Specifying an Omni volume.</text:p>
        </text:list-item>
        <text:list-item>
          <text:p text:style-name="P20">Specifying an Omni importer.</text:p>
        </text:list-item>
        <text:list-item>
          <text:p text:style-name="P20">Specifying an Omni exporter.</text:p>
        </text:list-item>
        <text:list-item>
          <text:p text:style-name="P20">Specifying an Omni tool.</text:p>
        </text:list-item>
      </text:list>
      <text:h text:style-name="P8" text:outline-level="3">Matlab Scripting</text:h>
      <text:h text:style-name="P9" text:outline-level="3">(O)perational Profile</text:h>
      <text:list text:style-name="L6">
        <text:list-item>
          <text:p text:style-name="P15">Quit Omni.</text:p>
          <text:list>
            <text:list-item>
              <text:p text:style-name="P15">File → Quit.</text:p>
            </text:list-item>
            <text:list-item>
              <text:p text:style-name="P15">Control + q.</text:p>
            </text:list-item>
          </text:list>
        </text:list-item>
        <text:list-item>
          <text:p text:style-name="P15"><text:bookmark-start text:name="__RefNumPara__38506716"/>Create New Project.<text:bookmark-end text:name="__RefNumPara__38506716"/></text:p>
          <text:list>
            <text:list-item>
              <text:p text:style-name="P15">File → New.</text:p>
            </text:list-item>
            <text:list-item>
              <text:p text:style-name="P15">Control + n.</text:p>
            </text:list-item>
          </text:list>
        </text:list-item>
        <text:list-item>
          <text:p text:style-name="P15"><text:bookmark-start text:name="__RefNumPara__38516716"/>Open Project.<text:bookmark-end text:name="__RefNumPara__38516716"/></text:p>
          <text:list>
            <text:list-item>
              <text:p text:style-name="P15">File → Open.</text:p>
            </text:list-item>
            <text:list-item>
              <text:p text:style-name="P15">Control + o.</text:p>
            </text:list-item>
          </text:list>
        </text:list-item>
        <text:list-item>
          <text:p text:style-name="P15"><text:bookmark-start text:name="__RefNumPara__38501716"/>Save Project.<text:bookmark-end text:name="__RefNumPara__38501716"/></text:p>
          <text:list>
            <text:list-item>
              <text:p text:style-name="P15">File → Save.</text:p>
            </text:list-item>
            <text:list-item>
              <text:p text:style-name="P15">Control + s.</text:p>
            </text:list-item>
            <text:list-item>
              <text:p text:style-name="P15">Save as new.</text:p>
            </text:list-item>
            <text:list-item>
              <text:p text:style-name="P15">Overwrite old.</text:p>
            </text:list-item>
          </text:list>
        </text:list-item>
        <text:list-item>
          <text:p text:style-name="P15"><text:bookmark-start text:name="__RefNumPara__32156023"/>Close Project.<text:bookmark-end text:name="__RefNumPara__32156023"/></text:p>
          <text:list>
            <text:list-item>
              <text:p text:style-name="P15">File → Close.</text:p>
            </text:list-item>
            <text:list-item>
              <text:p text:style-name="P15">Control + e.</text:p>
            </text:list-item>
            <text:list-item>
              <text:p text:style-name="P15"><text:soft-page-break/>With save.</text:p>
            </text:list-item>
            <text:list-item>
              <text:p text:style-name="P15">Without save.</text:p>
            </text:list-item>
          </text:list>
        </text:list-item>
        <text:list-item>
          <text:p text:style-name="P15">Undo as a meta-operation.</text:p>
          <text:list>
            <text:list-item>
              <text:p text:style-name="P15">Edit → Undo.</text:p>
            </text:list-item>
            <text:list-item>
              <text:p text:style-name="P15">Control + u.</text:p>
            </text:list-item>
          </text:list>
        </text:list-item>
        <text:list-item>
          <text:p text:style-name="P15">Redo as a meta-operation.</text:p>
          <text:list>
            <text:list-item>
              <text:p text:style-name="P15">Edit → Redo.</text:p>
            </text:list-item>
            <text:list-item>
              <text:p text:style-name="P15">Control + r.</text:p>
            </text:list-item>
          </text:list>
        </text:list-item>
        <text:list-item>
          <text:p text:style-name="P43"><text:span text:style-name="T1">Import volume. </text:span><text:span text:style-name="T1"><text:bookmark-ref text:ref-name="__RefNumPara__39102716">1</text:bookmark-ref></text:span></text:p>
          <text:list>
            <text:list-item>
              <text:p text:style-name="P15">File → Import.</text:p>
            </text:list-item>
            <text:list-item>
              <text:p text:style-name="P15">Control + i.</text:p>
            </text:list-item>
            <text:list-item>
              <text:p text:style-name="P43"><text:span text:style-name="T1">Import as channel volume. </text:span><text:span text:style-name="T1"><text:bookmark-ref text:ref-name="__RefNumPara__38614416">2</text:bookmark-ref></text:span></text:p>
            </text:list-item>
            <text:list-item>
              <text:p text:style-name="P43"><text:span text:style-name="T1">Import as labeled segmentation volume. </text:span><text:span text:style-name="T1"><text:bookmark-ref text:ref-name="__RefNumPara__38616716">2</text:bookmark-ref></text:span></text:p>
            </text:list-item>
            <text:list-item>
              <text:p text:style-name="P43"><text:span text:style-name="T1">Import from script. </text:span><text:span text:style-name="T1"><text:bookmark-ref text:ref-name="__RefNumPara__38622016">2</text:bookmark-ref></text:span></text:p>
            </text:list-item>
          </text:list>
        </text:list-item>
        <text:list-item>
          <text:p text:style-name="P43"><text:span text:style-name="T1">Copy volume. </text:span><text:span text:style-name="T1"><text:bookmark-ref text:ref-name="__RefNumPara__38626616">1</text:bookmark-ref></text:span></text:p>
          <text:list>
            <text:list-item>
              <text:p text:style-name="P15">Edit → Copy.</text:p>
            </text:list-item>
            <text:list-item>
              <text:p text:style-name="P15">Control + c.</text:p>
            </text:list-item>
          </text:list>
        </text:list-item>
        <text:list-item>
          <text:p text:style-name="P43"><text:span text:style-name="T1">Paste volume. </text:span><text:span text:style-name="T1"><text:bookmark-ref text:ref-name="__RefNumPara__38645316">4</text:bookmark-ref></text:span></text:p>
          <text:list>
            <text:list-item>
              <text:p text:style-name="P15">Edit → Paste.</text:p>
            </text:list-item>
            <text:list-item>
              <text:p text:style-name="P15">Control + v.</text:p>
            </text:list-item>
          </text:list>
        </text:list-item>
        <text:list-item>
          <text:p text:style-name="P43"><text:span text:style-name="T1">Export view. </text:span><text:span text:style-name="T1"><text:bookmark-ref text:ref-name="__RefNumPara__38642616">3</text:bookmark-ref></text:span></text:p>
          <text:list>
            <text:list-item>
              <text:p text:style-name="P15">File → Export.</text:p>
            </text:list-item>
            <text:list-item>
              <text:p text:style-name="P15">Control + t.</text:p>
            </text:list-item>
            <text:list-item>
              <text:p text:style-name="P43"><text:span text:style-name="T1">Export view as raw bitmaps. </text:span><text:span text:style-name="T1"><text:bookmark-ref text:ref-name="__RefNumPara__38643916">3</text:bookmark-ref></text:span></text:p>
            </text:list-item>
            <text:list-item>
              <text:p text:style-name="P43"><text:span text:style-name="T1">Export view as labeled bitmaps. </text:span><text:span text:style-name="T1"><text:bookmark-ref text:ref-name="__RefNumPara__38644816">3</text:bookmark-ref></text:span></text:p>
            </text:list-item>
            <text:list-item>
              <text:p text:style-name="P43"><text:span text:style-name="T1">Export view as volume. </text:span><text:span text:style-name="T1"><text:bookmark-ref text:ref-name="__RefNumPara__38645316">4</text:bookmark-ref></text:span></text:p>
            </text:list-item>
          </text:list>
        </text:list-item>
        <text:list-item>
          <text:p text:style-name="P15">Set painting color.</text:p>
        </text:list-item>
        <text:list-item>
          <text:p text:style-name="P15">Set paint brush shape.</text:p>
        </text:list-item>
        <text:list-item>
          <text:p text:style-name="P15">Set paint brush size.</text:p>
        </text:list-item>
        <text:list-item>
          <text:p text:style-name="P15">Toggle paint brush smudging mode.</text:p>
        </text:list-item>
        <text:list-item>
          <text:p text:style-name="P15">Select tool.</text:p>
          <text:list>
            <text:list-item>
              <text:p text:style-name="P15">Select paint brush tool.</text:p>
            </text:list-item>
            <text:list-item>
              <text:p text:style-name="P15">Select zoom tool.</text:p>
            </text:list-item>
            <text:list-item>
              <text:p text:style-name="P15">Select pan tool.</text:p>
            </text:list-item>
            <text:list-item>
              <text:p text:style-name="P15"><text:soft-page-break/>Select inspection tool.</text:p>
            </text:list-item>
            <text:list-item>
              <text:p text:style-name="P15">Select skeletonizer tool.</text:p>
            </text:list-item>
          </text:list>
        </text:list-item>
        <text:list-item>
          <text:p text:style-name="P15">Instantiate view.</text:p>
          <text:list>
            <text:list-item>
              <text:p text:style-name="P15">Link view with existing view.</text:p>
            </text:list-item>
            <text:list-item>
              <text:p text:style-name="P15">Instantiate two dimensional view.</text:p>
              <text:list>
                <text:list-item>
                  <text:p text:style-name="P15">Set browse mode for view.</text:p>
                  <text:list>
                    <text:list-item>
                      <text:p text:style-name="P15">Set classic browse mode.</text:p>
                    </text:list-item>
                    <text:list-item>
                      <text:p text:style-name="P15">Set KNOSSOS Compatible browse mode.</text:p>
                    </text:list-item>
                  </text:list>
                </text:list-item>
                <text:list-item>
                  <text:p text:style-name="P15">Add layer.</text:p>
                  <text:list>
                    <text:list-item>
                      <text:p text:style-name="P15"><text:bookmark-start text:name="__RefNumPara__32463223"/>Set layer source volume.<text:bookmark-ref text:ref-name="__RefNumPara__32485123">2</text:bookmark-ref><text:bookmark-end text:name="__RefNumPara__32463223"/></text:p>
                    </text:list-item>
                    <text:list-item>
                      <text:p text:style-name="P15">Set layer visibility.</text:p>
                    </text:list-item>
                    <text:list-item>
                      <text:p text:style-name="P15">Set layer alpha color.</text:p>
                    </text:list-item>
                    <text:list-item>
                      <text:p text:style-name="P15">Instantiate filter on layer.</text:p>
                      <text:list>
                        <text:list-item>
                          <text:p text:style-name="P15">Set registered colorization filter.</text:p>
                        </text:list-item>
                        <text:list-item>
                          <text:p text:style-name="P15">Set transparency filter.</text:p>
                        </text:list-item>
                        <text:list-item>
                          <text:p text:style-name="P15">Set false colorization filter.</text:p>
                        </text:list-item>
                        <text:list-item>
                          <text:p text:style-name="P15">Set additive filter.</text:p>
                        </text:list-item>
                      </text:list>
                    </text:list-item>
                    <text:list-item>
                      <text:p text:style-name="P15">Remove filter from layer.</text:p>
                    </text:list-item>
                    <text:list-item>
                      <text:p text:style-name="P15">Set layer as paint target.</text:p>
                      <text:list>
                        <text:list-item>
                          <text:p text:style-name="P15">Paint on layer.</text:p>
                        </text:list-item>
                      </text:list>
                    </text:list-item>
                    <text:list-item>
                      <text:p text:style-name="P15">Set classic Omni browsing mode.</text:p>
                    </text:list-item>
                    <text:list-item>
                      <text:p text:style-name="P15">Set KNOSSOS compatible browsing mode.</text:p>
                    </text:list-item>
                  </text:list>
                </text:list-item>
                <text:list-item>
                  <text:p text:style-name="P15">Set skeletonization mode.</text:p>
                  <text:list>
                    <text:list-item>
                      <text:p text:style-name="P15">Add node.</text:p>
                    </text:list-item>
                    <text:list-item>
                      <text:p text:style-name="P15">Make node a branch node.</text:p>
                    </text:list-item>
                    <text:list-item>
                      <text:p text:style-name="P15">Connect node.</text:p>
                    </text:list-item>
                  </text:list>
                </text:list-item>
              </text:list>
            </text:list-item>
            <text:list-item>
              <text:p text:style-name="P15">Instantiate three dimensional view.</text:p>
              <text:list>
                <text:list-item>
                  <text:p text:style-name="P15">View volume.</text:p>
                  <text:list>
                    <text:list-item>
                      <text:p text:style-name="P15">View as mesh.</text:p>
                    </text:list-item>
                    <text:list-item>
                      <text:p text:style-name="P15">View as voxels.</text:p>
                    </text:list-item>
                    <text:list-item>
                      <text:p text:style-name="P15">View as skeleton.</text:p>
                    </text:list-item>
                    <text:list-item>
                      <text:p text:style-name="P15">Rotate volume.</text:p>
                    </text:list-item>
                  </text:list>
                </text:list-item>
              </text:list>
            </text:list-item>
            <text:list-item>
              <text:p text:style-name="P15">Edit volume.</text:p>
              <text:list>
                <text:list-item>
                  <text:p text:style-name="P15">Add voxel.</text:p>
                </text:list-item>
                <text:list-item>
                  <text:p text:style-name="P15"><text:soft-page-break/>Remove voxel.</text:p>
                </text:list-item>
                <text:list-item>
                  <text:p text:style-name="P15">Change voxel label.</text:p>
                </text:list-item>
                <text:list-item>
                  <text:p text:style-name="P15">Label component.</text:p>
                </text:list-item>
              </text:list>
            </text:list-item>
            <text:list-item>
              <text:p text:style-name="P15">Zoom in.</text:p>
              <text:list>
                <text:list-item>
                  <text:p text:style-name="P15">Equals key.</text:p>
                </text:list-item>
                <text:list-item>
                  <text:p text:style-name="P15">Mousewheel up.</text:p>
                </text:list-item>
              </text:list>
            </text:list-item>
            <text:list-item>
              <text:p text:style-name="P15">Zoom out.</text:p>
              <text:list>
                <text:list-item>
                  <text:p text:style-name="P15">Minus key.</text:p>
                </text:list-item>
                <text:list-item>
                  <text:p text:style-name="P15">Mousewheel down.</text:p>
                </text:list-item>
              </text:list>
            </text:list-item>
            <text:list-item>
              <text:p text:style-name="P15">Pan camera in.</text:p>
              <text:list>
                <text:list-item>
                  <text:p text:style-name="P15">W key.</text:p>
                </text:list-item>
              </text:list>
            </text:list-item>
            <text:list-item>
              <text:p text:style-name="P15">Pan camera out.</text:p>
              <text:list>
                <text:list-item>
                  <text:p text:style-name="P15">S Key.</text:p>
                </text:list-item>
              </text:list>
            </text:list-item>
            <text:list-item>
              <text:p text:style-name="P15">Pan camera right.</text:p>
              <text:list>
                <text:list-item>
                  <text:p text:style-name="P15">D Key.</text:p>
                </text:list-item>
                <text:list-item>
                  <text:p text:style-name="P15">Arrow right key.</text:p>
                </text:list-item>
                <text:list-item>
                  <text:p text:style-name="P15">Click + drag mouse left.</text:p>
                </text:list-item>
              </text:list>
            </text:list-item>
            <text:list-item>
              <text:p text:style-name="P15">Pan camera left.</text:p>
              <text:list>
                <text:list-item>
                  <text:p text:style-name="P15">A key.</text:p>
                </text:list-item>
                <text:list-item>
                  <text:p text:style-name="P15">Arrow left key.</text:p>
                </text:list-item>
                <text:list-item>
                  <text:p text:style-name="P15">Click + drag mouse right.</text:p>
                </text:list-item>
              </text:list>
            </text:list-item>
            <text:list-item>
              <text:p text:style-name="P15">Pan camera up.</text:p>
              <text:list>
                <text:list-item>
                  <text:p text:style-name="P15">E key.</text:p>
                </text:list-item>
                <text:list-item>
                  <text:p text:style-name="P15">Q key.</text:p>
                </text:list-item>
                <text:list-item>
                  <text:p text:style-name="P15">Arrow up key.</text:p>
                </text:list-item>
                <text:list-item>
                  <text:p text:style-name="P15">Click + drag mouse down.</text:p>
                </text:list-item>
              </text:list>
            </text:list-item>
            <text:list-item>
              <text:p text:style-name="P15">Pan camera down.</text:p>
              <text:list>
                <text:list-item>
                  <text:p text:style-name="P15">Z key.</text:p>
                </text:list-item>
                <text:list-item>
                  <text:p text:style-name="P15">X key.</text:p>
                </text:list-item>
                <text:list-item>
                  <text:p text:style-name="P15">Arrow down key.</text:p>
                </text:list-item>
                <text:list-item>
                  <text:p text:style-name="P15">Click + drag mouse up.</text:p>
                </text:list-item>
              </text:list>
            </text:list-item>
            <text:list-item>
              <text:p text:style-name="P15">Set voxel/pixel selection tool.</text:p>
              <text:list>
                <text:list-item>
                  <text:p text:style-name="P15">Inspect pixel.</text:p>
                </text:list-item>
                <text:list-item>
                  <text:p text:style-name="P15">Inspect voxel.</text:p>
                </text:list-item>
              </text:list>
            </text:list-item>
            <text:list-item>
              <text:p text:style-name="P15"><text:soft-page-break/>Create script.</text:p>
            </text:list-item>
            <text:list-item>
              <text:p text:style-name="P15">Set script editor.</text:p>
            </text:list-item>
            <text:list-item>
              <text:p text:style-name="P15">Edit Script.</text:p>
            </text:list-item>
            <text:list-item>
              <text:p text:style-name="P15">Save script.</text:p>
              <text:list>
                <text:list-item>
                  <text:p text:style-name="P15">Save new script.</text:p>
                </text:list-item>
                <text:list-item>
                  <text:p text:style-name="P15">Overwrite script.</text:p>
                </text:list-item>
              </text:list>
            </text:list-item>
            <text:list-item>
              <text:p text:style-name="P15">Debug script.</text:p>
              <text:list>
                <text:list-item>
                  <text:p text:style-name="P15">Start script.</text:p>
                </text:list-item>
                <text:list-item>
                  <text:p text:style-name="P15">End script.</text:p>
                </text:list-item>
              </text:list>
            </text:list-item>
            <text:list-item>
              <text:p text:style-name="P15">Register script.</text:p>
            </text:list-item>
          </text:list>
        </text:list-item>
      </text:list>
      <text:h text:style-name="P8" text:outline-level="3">(F)unctional Profile</text:h>
      <text:list text:style-name="L7">
        <text:list-item>
          <text:p text:style-name="P21">Omni Quit Functionality</text:p>
        </text:list-item>
        <text:list-item>
          <text:p text:style-name="P21">Project Close Functionality</text:p>
        </text:list-item>
        <text:list-item>
          <text:p text:style-name="P21">Project Save Functionality</text:p>
        </text:list-item>
        <text:list-item>
          <text:p text:style-name="P21">Project New Functionality</text:p>
        </text:list-item>
        <text:list-item>
          <text:p text:style-name="P21">Project Open Functionality</text:p>
        </text:list-item>
        <text:list-item>
          <text:p text:style-name="P21">Volume Copy Functionalities</text:p>
          <text:list>
            <text:list-item>
              <text:p text:style-name="P21">Volume Copy Start Functionality</text:p>
            </text:list-item>
            <text:list-item>
              <text:p text:style-name="P21">Volume Copy End Functionality</text:p>
            </text:list-item>
          </text:list>
        </text:list-item>
        <text:list-item>
          <text:p text:style-name="P44"><text:span text:style-name="T2">Volume Importer Functionalities </text:span><text:span text:style-name="T2"><text:bookmark-ref text:ref-name="__RefNumPara__39102716">1</text:bookmark-ref></text:span></text:p>
          <text:list>
            <text:list-item>
              <text:p text:style-name="P21">Volume Importer New Functionality</text:p>
            </text:list-item>
            <text:list-item>
              <text:p text:style-name="P21"><text:bookmark-start text:name="__RefNumPara__38543716"/>Volume Importer Build Functionality</text:p>
              <text:list>
                <text:list-item>
                  <text:p text:style-name="P21">Volume Importer Build Safe Functionality <text:bookmark-end text:name="__RefNumPara__38543716"/></text:p>
                </text:list-item>
              </text:list>
            </text:list-item>
          </text:list>
        </text:list-item>
        <text:list-item>
          <text:p text:style-name="P44"><text:span text:style-name="T2">Volume Exporter Functionalities </text:span><text:span text:style-name="T2"><text:bookmark-ref text:ref-name="__RefNumPara__38642616">3</text:bookmark-ref></text:span></text:p>
          <text:list>
            <text:list-item>
              <text:p text:style-name="P21">Volume Exporter New Functionality</text:p>
            </text:list-item>
            <text:list-item>
              <text:p text:style-name="P21">Volume Exporter Export Functionality</text:p>
            </text:list-item>
          </text:list>
        </text:list-item>
        <text:list-item>
          <text:p text:style-name="P21">Tool Functionalities</text:p>
          <text:list>
            <text:list-item>
              <text:p text:style-name="P21">Tool New Functionality</text:p>
            </text:list-item>
            <text:list-item>
              <text:p text:style-name="P21">Tool Mouse Functionalities</text:p>
            </text:list-item>
            <text:list-item>
              <text:p text:style-name="P21">Tool Keyboard Functionalities</text:p>
            </text:list-item>
            <text:list-item>
              <text:p text:style-name="P21">Tool Undo Functionality</text:p>
            </text:list-item>
            <text:list-item>
              <text:p text:style-name="P21">Tool Redo Functionality</text:p>
            </text:list-item>
          </text:list>
        </text:list-item>
        <text:list-item>
          <text:p text:style-name="P21">View Functionalities</text:p>
          <text:list>
            <text:list-item>
              <text:p text:style-name="P21"><text:soft-page-break/>Instantiate Two Dimensional View Functionality</text:p>
            </text:list-item>
            <text:list-item>
              <text:p text:style-name="P21">Instantiate Three Dimensional View Functionality</text:p>
            </text:list-item>
            <text:list-item>
              <text:p text:style-name="P21">View Draw Functionalities</text:p>
              <text:list>
                <text:list-item>
                  <text:p text:style-name="P21">View Draw Three Dimensional Functionalities</text:p>
                  <text:list>
                    <text:list-item>
                      <text:p text:style-name="P44"><text:span text:style-name="T2">View Draw Three Dimensional Mesh Functionalities </text:span><text:span text:style-name="T2"><text:bookmark-ref text:ref-name="__RefNumPara__38462116">3</text:bookmark-ref></text:span></text:p>
                    </text:list-item>
                    <text:list-item>
                      <text:p text:style-name="P44"><text:span text:style-name="T2">View Draw Three Dimensional Voxels Functionalities </text:span><text:span text:style-name="T2"><text:bookmark-ref text:ref-name="__RefNumPara__38483616">3</text:bookmark-ref></text:span></text:p>
                    </text:list-item>
                  </text:list>
                </text:list-item>
                <text:list-item>
                  <text:p text:style-name="P21">View Draw Two Dimensional Functionalities</text:p>
                </text:list-item>
              </text:list>
            </text:list-item>
          </text:list>
        </text:list-item>
        <text:list-item>
          <text:p text:style-name="P21">Link View Functionalities</text:p>
          <text:list>
            <text:list-item>
              <text:p text:style-name="P21">Link View Drag Functionality</text:p>
            </text:list-item>
            <text:list-item>
              <text:p text:style-name="P21">Link View Drop Functionality</text:p>
            </text:list-item>
            <text:list-item>
              <text:p text:style-name="P21">Link View Undo Functionality</text:p>
            </text:list-item>
            <text:list-item>
              <text:p text:style-name="P21">Link View Redo Functionality</text:p>
            </text:list-item>
          </text:list>
        </text:list-item>
        <text:list-item>
          <text:p text:style-name="P21">Pan Functionalities</text:p>
          <text:list>
            <text:list-item>
              <text:p text:style-name="P21">Pan Undo Functionality</text:p>
            </text:list-item>
            <text:list-item>
              <text:p text:style-name="P21">Pan Redo Functionality</text:p>
            </text:list-item>
          </text:list>
        </text:list-item>
        <text:list-item>
          <text:p text:style-name="P21">Zoom Functionalities</text:p>
          <text:list>
            <text:list-item>
              <text:p text:style-name="P21">Zoom Undo Functionality</text:p>
            </text:list-item>
            <text:list-item>
              <text:p text:style-name="P21">Zoom Redo Functionality</text:p>
            </text:list-item>
          </text:list>
        </text:list-item>
        <text:list-item>
          <text:p text:style-name="P21">Scripting Functionalities</text:p>
          <text:list>
            <text:list-item>
              <text:p text:style-name="P21">Script New Functionality</text:p>
            </text:list-item>
            <text:list-item>
              <text:p text:style-name="P21">Script Save Functionality</text:p>
            </text:list-item>
            <text:list-item>
              <text:p text:style-name="P21">Script Open Functionality</text:p>
            </text:list-item>
            <text:list-item>
              <text:p text:style-name="P21">Script Register Functionality</text:p>
            </text:list-item>
            <text:list-item>
              <text:p text:style-name="P21">Script Unregister Functionality</text:p>
            </text:list-item>
            <text:list-item>
              <text:p text:style-name="P21">Script Run Functionalities</text:p>
              <text:list>
                <text:list-item>
                  <text:p text:style-name="P21">Script Run Debug Functionalities</text:p>
                  <text:list>
                    <text:list-item>
                      <text:p text:style-name="P21">Script Run Debug Start Functionality</text:p>
                    </text:list-item>
                    <text:list-item>
                      <text:p text:style-name="P21">Script Run Debug End Functionality</text:p>
                    </text:list-item>
                  </text:list>
                </text:list-item>
                <text:list-item>
                  <text:p text:style-name="P21">Script Run Registered Functionalities</text:p>
                  <text:list>
                    <text:list-item>
                      <text:p text:style-name="P21">Script Run Registered On Load</text:p>
                    </text:list-item>
                    <text:list-item>
                      <text:p text:style-name="P21">Script Run Registered On Registration</text:p>
                    </text:list-item>
                  </text:list>
                </text:list-item>
              </text:list>
            </text:list-item>
          </text:list>
        </text:list-item>
        <text:list-item>
          <text:p text:style-name="P21">Layer Functionalities</text:p>
          <text:list>
            <text:list-item>
              <text:p text:style-name="P21">Layer New Functionality</text:p>
            </text:list-item>
            <text:list-item>
              <text:p text:style-name="P21">Layer Set Transparency Functionality</text:p>
            </text:list-item>
          </text:list>
        </text:list-item>
        <text:list-item>
          <text:p text:style-name="P21"><text:soft-page-break/>Filter Functionalities</text:p>
          <text:list>
            <text:list-item>
              <text:p text:style-name="P21">Filter New Functionality</text:p>
            </text:list-item>
            <text:list-item>
              <text:p text:style-name="P21">Filter Filter Functionality</text:p>
            </text:list-item>
          </text:list>
        </text:list-item>
      </text:list>
      <text:h text:style-name="P8" text:outline-level="3">(M)odular Profile</text:h>
      <text:list text:style-name="L8">
        <text:list-item>
          <text:p text:style-name="P22"/>
        </text:list-item>
      </text:list>
      <text:h text:style-name="P4" text:outline-level="2">Authors</text:h>
      <text:list text:style-name="L9">
        <text:list-item>
          <text:p text:style-name="P41">Brett Warne</text:p>
          <text:list>
            <text:list-item>
              <text:p text:style-name="P42"><text:a xlink:type="simple" xlink:href="mailto:brett.warne@gmail.com"><text:span text:style-name="T1">brett.warne@gmail.com</text:span></text:a></text:p>
            </text:list-item>
            <text:list-item>
              <text:p text:style-name="P42"><text:a xlink:type="simple" xlink:href="mailto:bwarne@mit.edu"><text:span text:style-name="T1">bwarne@mit.edu</text:span></text:a></text:p>
            </text:list-item>
          </text:list>
        </text:list-item>
        <text:list-item>
          <text:p text:style-name="P41">Rachel Welles Shearer</text:p>
        </text:list-item>
        <text:list-item>
          <text:p text:style-name="P41">Matt Wimer</text:p>
          <text:list>
            <text:list-item>
              <text:p text:style-name="P42"><text:a xlink:type="simple" xlink:href="mailto:subsilico@yahoo.com"><text:span text:style-name="T1">subsilico@yahoo.com</text:span></text:a></text:p>
            </text:list-item>
            <text:list-item>
              <text:p text:style-name="P42"><text:a xlink:type="simple" xlink:href="mailto:mwimer@mit.edu"><text:span text:style-name="T1">mwimer@mit.edu</text:span></text:a></text:p>
            </text:list-item>
          </text:list>
        </text:list-item>
      </text:list>
      <text:h text:style-name="P6" text:outline-level="2">Document Versions</text:h>
      <text:h text:style-name="P8" text:outline-level="3">Current Version</text:h>
      <text:p text:style-name="Text_20_body"><text:span text:style-name="T2">V0.3</text:span> – September 17<text:span text:style-name="T6">th</text:span>, 2009</text:p>
      <text:h text:style-name="P8" text:outline-level="3">Previous Versions</text:h>
      <text:p text:style-name="Text_20_body"><text:span text:style-name="T2">V0.2 – September 15</text:span><text:span text:style-name="T5">th</text:span><text:span text:style-name="T2">, 2009</text:span></text:p>
      <text:p text:style-name="Text_20_body"><text:span text:style-name="T3">V0.1 – September 11</text:span><text:span text:style-name="T4">th</text:span><text:span text:style-name="T3">, 2009</text:span></text:p>
      <text:p text:style-name="Text_20_body"><text:span text:style-name="T3">V0.0 – September 8</text:span><text:span text:style-name="T4">th</text:span><text:span text:style-name="T3">, 2009</text:span></text:p>
      <text:h text:style-name="P5" text:outline-level="2">Appendices</text:h>
      <text:h text:style-name="P8" text:outline-level="3">Appendix A – OxFxM</text:h>
      <text:p text:style-name="P2"/>
      <text:p text:style-name="P2">O. View2d viewing.</text:p>
      <text:p text:style-name="P2"><text:tab/>F. Garbage collecting the OpenGL texture ids.</text:p>
      <text:p text:style-name="P2"><text:tab/><text:tab/>M. OmGarbage::Instance(). </text:p>
      <text:list text:style-name="L10">
        <text:list-item>
          <text:p text:style-name="P23">Creates the singleton in memory if it doesn't exist.</text:p>
        </text:list-item>
        <text:list-item>
          <text:p text:style-name="P23">Initializes the mutex lock.</text:p>
        </text:list-item>
        <text:list-item>
          <text:p text:style-name="P23">Returns the OmGarbage pointer.</text:p>
          <text:list>
            <text:list-item>
              <text:list>
                <text:list-item>
                  <text:p text:style-name="P23"><text:soft-page-break/>M. OmGarbage::Delete().</text:p>
                  <text:list>
                    <text:list-item>
                      <text:list>
                        <text:list-item>
                          <text:p text:style-name="P23">Destroys the mutex lock.</text:p>
                        </text:list-item>
                        <text:list-item>
                          <text:p text:style-name="P23">Deletes the OmGarbage singleton.</text:p>
                        </text:list-item>
                      </text:list>
                    </text:list-item>
                  </text:list>
                </text:list-item>
              </text:list>
            </text:list-item>
          </text:list>
        </text:list-item>
      </text:list>
      <text:p text:style-name="P2"><text:tab/><text:tab/>M. OmGarbage::asOmTextureId().</text:p>
      <text:list text:style-name="L11">
        <text:list-item>
          <text:p text:style-name="P24">Locks the mutex.</text:p>
        </text:list-item>
        <text:list-item>
          <text:p text:style-name="P24">Adds the texture to the list of textures needing freed.</text:p>
        </text:list-item>
        <text:list-item>
          <text:p text:style-name="P24">Unlocks the mutex.</text:p>
        </text:list-item>
      </text:list>
      <text:p text:style-name="P2"><text:tab/><text:tab/>M. OmGarbage::Lock().</text:p>
      <text:p text:style-name="P2"><text:tab/><text:tab/><text:tab/>1. Locks the mutex.</text:p>
      <text:p text:style-name="P2"><text:tab/><text:tab/>M. OmGarbage::LockTextures().</text:p>
      <text:list text:style-name="L12">
        <text:list-item>
          <text:p text:style-name="P25">Locks the mutex.</text:p>
        </text:list-item>
        <text:list-item>
          <text:p text:style-name="P25">Returns a reference to the textures needing to be removed.</text:p>
        </text:list-item>
      </text:list>
      <text:p text:style-name="P2"><text:tab/><text:tab/>M. OmGarbage::Unlock().</text:p>
      <text:p text:style-name="P2"><text:tab/><text:tab/><text:tab/>1. Unlocks the mutex.</text:p>
      <text:p text:style-name="P2"><text:tab/><text:tab/>M. OmUnlockTextures().</text:p>
      <text:list text:style-name="L13">
        <text:list-item>
          <text:p text:style-name="P26">Unlocks the mutex.</text:p>
        </text:list-item>
      </text:list>
      <text:p text:style-name="P2"><text:tab/><text:tab/>M. OmGarbage::safeCleanTexturesIds().</text:p>
      <text:list text:style-name="L14">
        <text:list-item>
          <text:p text:style-name="P27">Locks the mutex.</text:p>
        </text:list-item>
        <text:list-item>
          <text:p text:style-name="P27">Calls glDeleteTextures on the list of textures.</text:p>
        </text:list-item>
        <text:list-item>
          <text:p text:style-name="P27">Clears the list of textures.</text:p>
        </text:list-item>
      </text:list>
      <text:p text:style-name="P2"><text:tab/>F. Filtering based on OmMipVolume.</text:p>
      <text:p text:style-name="P2"><text:tab/><text:tab/>M. OmFilter:GetCache ().</text:p>
      <text:list text:style-name="L15">
        <text:list-item>
          <text:p text:style-name="P28">Calls OmCachingThreadedCachingTile().</text:p>
        </text:list-item>
        <text:list-item>
          <text:p text:style-name="P28">Returns the new fast cache for the segmentation if it exists or the channel.</text:p>
        </text:list-item>
      </text:list>
      <text:p text:style-name="P2"><text:tab/><text:tab/>M. OmFilter::SetSegmentation().</text:p>
      <text:list text:style-name="L16">
        <text:list-item>
          <text:p text:style-name="P29">Calls OmVolume::GetSegmentation().</text:p>
          <text:list>
            <text:list-item>
              <text:list>
                <text:list-item>
                  <text:p text:style-name="P29">M. OmFilter::SetChannel().</text:p>
                  <text:list>
                    <text:list-item>
                      <text:list>
                        <text:list-item>
                          <text:p text:style-name="P29">Calls OmVolume::GetChannel().</text:p>
                        </text:list-item>
                      </text:list>
                    </text:list-item>
                  </text:list>
                </text:list-item>
              </text:list>
            </text:list-item>
          </text:list>
        </text:list-item>
      </text:list>
      <text:p text:style-name="P2"><text:tab/><text:tab/>M. OmFilter::GetAlpha ().</text:p>
      <text:list text:style-name="L17">
        <text:list-item>
          <text:p text:style-name="P30">Returns private mAlpha as a double.</text:p>
          <text:list>
            <text:list-item>
              <text:list>
                <text:list-item>
                  <text:p text:style-name="P30">M. OmFilter::SetAlpha().</text:p>
                </text:list-item>
              </text:list>
            </text:list-item>
          </text:list>
        </text:list-item>
      </text:list>
      <text:p text:style-name="P2"><text:tab/><text:tab/><text:tab/>1. Sets mAlpha.</text:p>
      <text:p text:style-name="P2"/>
      <text:p text:style-name="P2">O. Unknown.</text:p>
      <text:p text:style-name="P2"><text:soft-page-break/><text:tab/>F. Unknown.</text:p>
      <text:p text:style-name="P2"><text:tab/><text:tab/>M. OmVolume::DataToNormBbox().</text:p>
      <text:list text:style-name="L18">
        <text:list-item>
          <text:list>
            <text:list-item>
              <text:list>
                <text:list-item>
                  <text:list>
                    <text:list-item>
                      <text:list>
                        <text:list-item>
                          <text:list>
                            <text:list-item>
                              <text:p text:style-name="P31">Calls OmVolume::DataToNormCoord();</text:p>
                            </text:list-item>
                            <text:list-item>
                              <text:p text:style-name="P31">Calls NormBbox().</text:p>
                            </text:list-item>
                            <text:list-item>
                              <text:p text:style-name="P31">Returns the normalized bounding box.</text:p>
                            </text:list-item>
                          </text:list>
                        </text:list-item>
                      </text:list>
                    </text:list-item>
                  </text:list>
                </text:list-item>
              </text:list>
            </text:list-item>
          </text:list>
        </text:list-item>
      </text:list>
      <text:p text:style-name="P2">O. Unknown.</text:p>
      <text:p text:style-name="P2"><text:tab/>F. Unknown.</text:p>
      <text:p text:style-name="P2"><text:tab/><text:tab/>M. OmMipVolume::MipCoordToNormBbox ().</text:p>
      <text:list text:style-name="L19">
        <text:list-item>
          <text:list>
            <text:list-item>
              <text:list>
                <text:list-item>
                  <text:list>
                    <text:list-item>
                      <text:list>
                        <text:list-item>
                          <text:list>
                            <text:list-item>
                              <text:p text:style-name="P32">Calls OmMipVolume::MipCoordToDataBbox().</text:p>
                            </text:list-item>
                            <text:list-item>
                              <text:p text:style-name="P32">Calls OmVolume::DataToNormBbox().</text:p>
                            </text:list-item>
                            <text:list-item>
                              <text:p text:style-name="P32">Returns the normalized bounding box.</text:p>
                            </text:list-item>
                          </text:list>
                        </text:list-item>
                      </text:list>
                    </text:list-item>
                  </text:list>
                </text:list-item>
              </text:list>
            </text:list-item>
          </text:list>
        </text:list-item>
      </text:list>
      <text:p text:style-name="P2">O. Unknown.</text:p>
      <text:p text:style-name="P2"><text:tab/>F. Unknown.</text:p>
      <text:p text:style-name="P2"><text:tab/><text:tab/>M. OmMipVolume::MipCoordToDataBbox ().</text:p>
      <text:list text:style-name="L20">
        <text:list-item>
          <text:list>
            <text:list-item>
              <text:list>
                <text:list-item>
                  <text:list>
                    <text:list-item>
                      <text:list>
                        <text:list-item>
                          <text:p text:style-name="P33">Calls OmMipVolume::GetChunkDimensions().</text:p>
                        </text:list-item>
                        <text:list-item>
                          <text:p text:style-name="P33">Calls DataBbox().</text:p>
                        </text:list-item>
                        <text:list-item>
                          <text:p text:style-name="P33">Returns the extent of the data in the leaf volume that the OmMipCoord covers.</text:p>
                        </text:list-item>
                      </text:list>
                    </text:list-item>
                  </text:list>
                </text:list-item>
              </text:list>
            </text:list-item>
          </text:list>
        </text:list-item>
      </text:list>
      <text:p text:style-name="P2">O. Unknown.</text:p>
      <text:p text:style-name="P2"><text:tab/>F. Unknown.</text:p>
      <text:p text:style-name="P2"><text:tab/><text:tab/>M. <text:s/>OmMipVolume::GetChunkDimensions().</text:p>
      <text:list text:style-name="L21">
        <text:list-item>
          <text:list>
            <text:list-item>
              <text:list>
                <text:list-item>
                  <text:list>
                    <text:list-item>
                      <text:list>
                        <text:list-item>
                          <text:p text:style-name="P34">Calls OmMipVolume::GetChunkDimension().</text:p>
                        </text:list-item>
                        <text:list-item>
                          <text:p text:style-name="P34">Returns the chunk dimensions of the volume as a templated Vector3 of int.</text:p>
                        </text:list-item>
                      </text:list>
                    </text:list-item>
                  </text:list>
                </text:list-item>
              </text:list>
            </text:list-item>
          </text:list>
        </text:list-item>
      </text:list>
      <text:p text:style-name="P2">O. Unknown.</text:p>
      <text:p text:style-name="P2"><text:tab/>F. Unknown.</text:p>
      <text:p text:style-name="P2"><text:tab/><text:tab/>M. <text:s/>OmMipVolume::GetChunkDimension().</text:p>
      <text:list text:style-name="L21" text:continue-numbering="true">
        <text:list-item>
          <text:list text:continue-numbering="true">
            <text:list-item>
              <text:list text:continue-numbering="true">
                <text:list-item>
                  <text:list text:continue-numbering="true">
                    <text:list-item>
                      <text:list text:continue-numbering="true">
                        <text:list-item>
                          <text:p text:style-name="P34">Calls OmVolume::GetChunkDimension().</text:p>
                        </text:list-item>
                        <text:list-item>
                          <text:p text:style-name="P34">Returns the chunk dimension of the volume.</text:p>
                        </text:list-item>
                      </text:list>
                    </text:list-item>
                  </text:list>
                </text:list-item>
              </text:list>
            </text:list-item>
          </text:list>
        </text:list-item>
      </text:list>
      <text:p text:style-name="P2">O. Unknown.</text:p>
      <text:p text:style-name="P2"><text:tab/>F. Unknown.</text:p>
      <text:p text:style-name="P2"><text:tab/><text:tab/>M. OmVolume::GetChunkDimension().</text:p>
      <text:list text:style-name="L22">
        <text:list-item>
          <text:list>
            <text:list-item>
              <text:list>
                <text:list-item>
                  <text:list>
                    <text:list-item>
                      <text:list>
                        <text:list-item>
                          <text:p text:style-name="P35">Calls Instance().</text:p>
                        </text:list-item>
                        <text:list-item>
                          <text:p text:style-name="P35">Returns the instance's mChunkDim.</text:p>
                        </text:list-item>
                      </text:list>
                    </text:list-item>
                  </text:list>
                </text:list-item>
              </text:list>
            </text:list-item>
          </text:list>
        </text:list-item>
      </text:list>
      <text:p text:style-name="P2">O. Unknown.</text:p>
      <text:p text:style-name="P2"><text:tab/>F. Unknown.</text:p>
      <text:p text:style-name="P2"><text:soft-page-break/><text:tab/><text:tab/>M. OmVolume::NormToDataBbox ().</text:p>
      <text:list text:style-name="L23">
        <text:list-item>
          <text:list>
            <text:list-item>
              <text:list>
                <text:list-item>
                  <text:list>
                    <text:list-item>
                      <text:list>
                        <text:list-item>
                          <text:p text:style-name="P36">Calls OmVolume::GetDataExtent().</text:p>
                        </text:list-item>
                        <text:list-item>
                          <text:p text:style-name="P36">Calls DataBbox::getMin().</text:p>
                        </text:list-item>
                        <text:list-item>
                          <text:p text:style-name="P36">Calls DataBbox::getMax().</text:p>
                        </text:list-item>
                        <text:list-item>
                          <text:p text:style-name="P36">Calls OmVolume::NormToDataCoord().</text:p>
                        </text:list-item>
                        <text:list-item>
                          <text:p text:style-name="P36">Returns the DataBbox returned from a call to OmDataVolume::NormToDataCoord() with the min and the max normalized by the pixel dimensions.</text:p>
                        </text:list-item>
                      </text:list>
                    </text:list-item>
                  </text:list>
                </text:list-item>
              </text:list>
            </text:list-item>
          </text:list>
        </text:list-item>
      </text:list>
      <text:p text:style-name="P2">O. Unknown.</text:p>
      <text:p text:style-name="P2"><text:tab/>F. Unknown.</text:p>
      <text:p text:style-name="P2"><text:tab/><text:tab/>M. OmVolume::NormToDataCoord().</text:p>
      <text:list text:style-name="L24">
        <text:list-item>
          <text:list>
            <text:list-item>
              <text:list>
                <text:list-item>
                  <text:list>
                    <text:list-item>
                      <text:list>
                        <text:list-item>
                          <text:p text:style-name="P37">Calls OmVolume::GetDataExtent ().</text:p>
                        </text:list-item>
                        <text:list-item>
                          <text:p text:style-name="P37">Calls DataBbox::getMin().</text:p>
                        </text:list-item>
                        <text:list-item>
                          <text:p text:style-name="P37">Calls DataBbox::getMax().</text:p>
                        </text:list-item>
                        <text:list-item>
                          <text:p text:style-name="P37">Calls floor().</text:p>
                        </text:list-item>
                        <text:list-item>
                          <text:p text:style-name="P37">Calls DataCoord().</text:p>
                        </text:list-item>
                        <text:list-item>
                          <text:p text:style-name="P37">Returns the floor of the normalized coordinates times the scale of each axis as a DataCoord.</text:p>
                        </text:list-item>
                      </text:list>
                    </text:list-item>
                  </text:list>
                </text:list-item>
              </text:list>
            </text:list-item>
          </text:list>
        </text:list-item>
      </text:list>
      <text:p text:style-name="P2">O. Unknown.</text:p>
      <text:p text:style-name="P2"><text:tab/>F. Unknown.</text:p>
      <text:p text:style-name="P2"><text:tab/><text:tab/>M. OmVolume::GetDataExtent().</text:p>
      <text:list text:style-name="L25">
        <text:list-item>
          <text:list>
            <text:list-item>
              <text:list>
                <text:list-item>
                  <text:list>
                    <text:list-item>
                      <text:list>
                        <text:list-item>
                          <text:p text:style-name="P38">Returns member mDataExtent.</text:p>
                        </text:list-item>
                      </text:list>
                    </text:list-item>
                  </text:list>
                </text:list-item>
              </text:list>
            </text:list-item>
          </text:list>
        </text:list-item>
      </text:list>
      <text:p text:style-name="P2">O. Unknown.</text:p>
      <text:p text:style-name="P2"><text:tab/>F. Unknown.</text:p>
      <text:p text:style-name="P2"><text:tab/><text:tab/>M. OmMipChunk::InitChunk().</text:p>
      <text:list text:style-name="L26">
        <text:list-item>
          <text:list>
            <text:list-item>
              <text:list>
                <text:list-item>
                  <text:list>
                    <text:list-item>
                      <text:list>
                        <text:list-item>
                          <text:p text:style-name="P39">Calls OmMipVolume::GetRootMipLevel().</text:p>
                        </text:list-item>
                        <text:list-item>
                          <text:p text:style-name="P39">Calls OmMipVolume::ParentCoord().</text:p>
                        </text:list-item>
                        <text:list-item>
                          <text:p text:style-name="P39">Calls OmMipVolume::ValidMipChunkChildren().</text:p>
                        </text:list-item>
                        <text:list-item>
                          <text:p text:style-name="P39">Calls OmMipVolume::MipCoordToDataBox().</text:p>
                          <text:list>
                            <text:list-item>
                              <text:p text:style-name="P39">Sets mDataExtent to the extents of the data.</text:p>
                            </text:list-item>
                          </text:list>
                        </text:list-item>
                        <text:list-item>
                          <text:p text:style-name="P39">Calls <text:s/>OmMipVolume::MipCoordToNormBbox().</text:p>
                          <text:list>
                            <text:list-item>
                              <text:p text:style-name="P39">Sets mNormExtents to the normalized extents.</text:p>
                            </text:list-item>
                          </text:list>
                        </text:list-item>
                        <text:list-item>
                          <text:p text:style-name="P39">Calls NormBbox::intersect().</text:p>
                        </text:list-item>
                        <text:list-item>
                          <text:p text:style-name="P39">Calls OmDataVolume::OmMipChunkSetBytesPerSample().</text:p>
                        </text:list-item>
                        <text:list-item>
                          <text:p text:style-name="P39">Calls OmMipChunkCoord::ParentCoord().</text:p>
                        </text:list-item>
                      </text:list>
                    </text:list-item>
                  </text:list>
                </text:list-item>
              </text:list>
            </text:list-item>
          </text:list>
        </text:list-item>
      </text:list>
      <text:p text:style-name="P2"/>
      <text:h text:style-name="P8" text:outline-level="3"><text:soft-page-break/>Appendix B – Figures</text:h>
      <text:h text:style-name="P8" text:outline-level="3">Appendix C – Example Scripts</text:h>
      <text:h text:style-name="P8" text:outline-level="3">Appendix D – Dependencies</text:h>
      <text:list text:style-name="L27">
        <text:list-item>
          <text:p text:style-name="P40">VTK – 5.4.2</text:p>
        </text:list-item>
        <text:list-item>
          <text:p text:style-name="P40">QT – 4.5.2</text:p>
        </text:list-item>
        <text:list-item>
          <text:p text:style-name="P40">libtiff</text:p>
        </text:list-item>
        <text:list-item>
          <text:p text:style-name="P40">libpng – 1.2.39</text:p>
        </text:list-item>
        <text:list-item>
          <text:p text:style-name="P40">Python</text:p>
        </text:list-item>
        <text:list-item>
          <text:p text:style-name="P40">Boost – 1_38_0</text:p>
        </text:list-item>
        <text:list-item>
          <text:p text:style-name="P40">HDF5 – 1.6.9</text:p>
        </text:list-item>
        <text:list-item>
          <text:p text:style-name="P40">FontConfig – 2.7.1</text:p>
        </text:list-item>
        <text:list-item>
          <text:p text:style-name="P40">FreeType – 2.3.9</text:p>
        </text:list-item>
        <text:list-item>
          <text:p text:style-name="P40">OpenMPI</text:p>
        </text:list-item>
        <text:list-item>
          <text:p text:style-name="P40">CMake – 2.6</text:p>
        </text:list-item>
        <text:list-item>
          <text:p text:style-name="P40">expat – 2.0.1</text:p>
        </text:list-item>
        <text:list-item>
          <text:p text:style-name="P40">Matlab</text:p>
        </text:list-item>
      </text:list>
      <text:h text:style-name="P8" text:outline-level="3">Appendix E – Test Cases</text:h>
      <text:h text:style-name="P8" text:outline-level="3">Appendix F – Definitions</text:h>
      <text:list text:style-name="L28">
        <text:list-item>
          <text:p text:style-name="P16">Channel</text:p>
        </text:list-item>
        <text:list-item>
          <text:p text:style-name="P16">Segmentation</text:p>
        </text:list-item>
        <text:list-item>
          <text:p text:style-name="P16">Filter</text:p>
        </text:list-item>
      </text:list>
      <text:h text:style-name="P8" text:outline-level="3">Appendix G – Limitations</text:h>
      <text:list text:style-name="L29">
        <text:list-item>
          <text:p text:style-name="P45"><text:span text:style-name="T3">MipChunkCoords that have around a 23 level causes the members of mNormExtent to be negative. </text:span><text:span text:style-name="T3"><text:bookmark-ref text:ref-name="__RefNumPara__35611423">7</text:bookmark-ref></text:span></text:p>
        </text:list-item>
      </text:list>
      <text:h text:style-name="P7" text:outline-level="2">References</text:h>
      <text:list text:style-name="L30">
        <text:list-item>
          <text:p text:style-name="P46">Knossos Specification v1.2. Unknown author.</text:p>
        </text:list-item>
        <text:list-item>
          <text:p text:style-name="P46">A System for Scalable 3D Visualization and Editing of Connectomic Data , Brett Warne, 2009</text:p>
        </text:list-item>
        <text:list-item>
          <text:p text:style-name="P46">Omni: Visualizing and Editing Large-Scale Volume Segmentations of Neuronal Tissue , Rachel Welles Shearer,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09-09T16:46:11</meta:creation-date>
    <dc:creator>Matthew Wimer</dc:creator>
    <dc:date>2010-01-11T16:01:10</dc:date>
    <meta:print-date>2009-09-11T18:31:15</meta:print-date>
    <meta:editing-cycles>326</meta:editing-cycles>
    <meta:editing-duration>P39DT21H34M44S</meta:editing-duration>
    <meta:user-defined meta:name="Info 1"/>
    <meta:user-defined meta:name="Info 2"/>
    <meta:user-defined meta:name="Info 3"/>
    <meta:user-defined meta:name="Info 4"/>
    <meta:document-statistic meta:table-count="0" meta:image-count="0" meta:object-count="0" meta:page-count="18" meta:paragraph-count="565" meta:word-count="3045" meta:character-count="20360"/>
  </office:meta>
</office:document-meta>
</file>